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13d12" officeooo:paragraph-rsid="00213d1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5a56d" officeooo:paragraph-rsid="0025a56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45cea0" officeooo:paragraph-rsid="0045cea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64a30" officeooo:paragraph-rsid="00264a3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5df088" officeooo:paragraph-rsid="005df0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657eca" officeooo:paragraph-rsid="00657eca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7f9a1" officeooo:paragraph-rsid="0027f9a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FreeSerif" fo:font-style="normal" fo:font-weight="normal" officeooo:rsid="00264a30" officeooo:paragraph-rsid="00672fda" style:font-style-asian="normal" style:font-weight-asian="normal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29c3e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FreeSerif" fo:font-style="normal" fo:font-weight="normal" officeooo:rsid="003fed61" officeooo:paragraph-rsid="003fed6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FreeSerif" fo:font-style="normal" fo:font-weight="normal" officeooo:rsid="004a57f5" officeooo:paragraph-rsid="0045cea0" style:font-style-asian="normal" style:font-weight-asian="normal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a57f5" officeooo:paragraph-rsid="004e3fa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FreeSerif" fo:font-style="normal" fo:font-weight="normal" officeooo:rsid="001f5576" officeooo:paragraph-rsid="0032ebc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FreeSerif" fo:font-style="normal" fo:font-weight="normal" officeooo:rsid="001f5576" officeooo:paragraph-rsid="00264a3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FreeSerif" fo:font-style="normal" fo:font-weight="normal" officeooo:rsid="0027f9a1" officeooo:paragraph-rsid="0027f9a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.6252in" fo:margin-right="0in" fo:text-indent="-0.25in" style:auto-text-indent="false" style:page-number="auto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13d12" officeooo:paragraph-rsid="0022b598" style:font-style-asian="normal" style:font-weight-asian="normal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446ab" officeooo:paragraph-rsid="002446ab" style:font-style-asian="normal" style:font-weight-asian="normal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3e201" style:font-style-asian="normal" style:font-weight-asian="normal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4fe49" style:font-style-asian="normal" style:font-weight-asian="normal" style:font-style-complex="normal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71c1f" officeooo:paragraph-rsid="00471c1f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FreeSerif" fo:font-style="normal" fo:font-weight="bold" officeooo:rsid="0045cea0" officeooo:paragraph-rsid="0045cea0" style:font-style-asian="normal" style:font-weight-asian="bold" style:font-style-complex="normal" style:font-weight-complex="bold"/>
    </style:style>
    <style:style style:name="P38" style:family="paragraph" style:parent-style-name="Standard">
      <style:text-properties style:font-name="FreeSerif" fo:font-style="normal" fo:font-weight="bold" officeooo:rsid="0049b250" officeooo:paragraph-rsid="0049b250" style:font-style-asian="normal" style:font-weight-asian="bold" style:font-style-complex="normal" style:font-weight-complex="bold"/>
    </style:style>
    <style:style style:name="P39" style:family="paragraph" style:parent-style-name="Standard">
      <style:text-properties style:font-name="FreeSerif" fo:font-style="normal" fo:font-weight="bold" officeooo:rsid="004a57f5" officeooo:paragraph-rsid="004a57f5" style:font-style-asian="normal" style:font-weight-asian="bold" style:font-style-complex="normal" style:font-weight-complex="bold"/>
    </style:style>
    <style:style style:name="P40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4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42" style:family="paragraph" style:parent-style-name="Standard">
      <style:text-properties style:font-name="FreeSerif" fo:font-size="12pt" style:text-underline-style="none" fo:font-weight="normal" officeooo:rsid="0036cf56" officeooo:paragraph-rsid="0036cf56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FreeSerif" fo:font-size="12pt" style:text-underline-style="none" fo:font-weight="normal" officeooo:rsid="0036cf56" officeooo:paragraph-rsid="0037071d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FreeSerif" fo:font-size="12pt" style:text-underline-style="none" fo:font-weight="normal" officeooo:rsid="0041eb1f" officeooo:paragraph-rsid="0041eb1f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FreeSerif" fo:font-size="12pt" style:text-underline-style="none" fo:font-weight="normal" officeooo:rsid="005404e7" officeooo:paragraph-rsid="005404e7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FreeSerif" fo:font-size="12pt" fo:font-style="normal" style:text-underline-style="none" fo:font-weight="normal" officeooo:rsid="001e1600" officeooo:paragraph-rsid="001e1600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ize="12pt" fo:font-style="normal" style:text-underline-style="none" fo:font-weight="normal" officeooo:rsid="004a57f5" officeooo:paragraph-rsid="004a57f5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FreeSerif" fo:font-size="40pt" fo:font-style="normal" fo:font-weight="bold" officeooo:rsid="0056395b" officeooo:paragraph-rsid="0056395b" style:font-size-asian="40pt" style:font-style-asian="normal" style:font-weight-asian="bold" style:font-size-complex="40pt" style:font-style-complex="normal" style:font-weight-complex="bold"/>
    </style:style>
    <style:style style:name="P49" style:family="paragraph" style:parent-style-name="Standard" style:list-style-name="L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72a51" officeooo:paragraph-rsid="00372a51" style:font-size-asian="9pt" style:font-weight-asian="normal" style:font-size-complex="9pt" style:font-weight-complex="normal"/>
    </style:style>
    <style:style style:name="P50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b1caa" officeooo:paragraph-rsid="003b1caa" style:font-size-asian="9pt" style:font-weight-asian="normal" style:font-size-complex="9pt" style:font-weight-complex="normal"/>
    </style:style>
    <style:style style:name="P51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488bf6" officeooo:paragraph-rsid="00488bf6" style:font-size-asian="9pt" style:font-weight-asian="normal" style:font-size-complex="9pt" style:font-weight-complex="normal"/>
    </style:style>
    <style:style style:name="P52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713740" officeooo:paragraph-rsid="00713740" style:font-size-asian="9pt" style:font-weight-asian="normal" style:font-size-complex="9pt" style:font-weight-complex="normal"/>
    </style:style>
    <style:style style:name="P53" style:family="paragraph" style:parent-style-name="Standard" style:list-style-name="L2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0.0118in"/>
        </style:tab-stops>
      </style:paragraph-properties>
      <style:text-properties style:font-name="FreeSerif" fo:font-size="9pt" fo:font-style="normal" fo:font-weight="normal" officeooo:rsid="0028c904" officeooo:paragraph-rsid="0028c904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55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72fda" officeooo:paragraph-rsid="00672fda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59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60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61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62" style:family="paragraph" style:parent-style-name="Standard" style:list-style-name="List_20_1">
      <loext:graphic-properties draw:fill="none"/>
      <style:paragraph-properties fo:margin-left="0in" fo:margin-right="0in" fo:text-indent="0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63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>
        <style:tab-stops/>
      </style:paragraph-properties>
      <style:text-properties style:font-name="FreeSerif" fo:font-style="normal" fo:font-weight="normal" officeooo:rsid="00761f9c" officeooo:paragraph-rsid="00761f9c" style:font-style-asian="normal" style:font-weight-asian="normal" style:font-style-complex="normal" style:font-weight-complex="normal"/>
    </style:style>
    <style:style style:name="P64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tyle="normal" fo:font-weight="normal" officeooo:rsid="0079857d" officeooo:paragraph-rsid="0079857d" style:font-style-asian="normal" style:font-weight-asian="normal" style:font-style-complex="normal" style:font-weight-complex="normal"/>
    </style:style>
    <style:style style:name="P65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9857d" officeooo:paragraph-rsid="0079857d" style:font-style-asian="normal" style:font-weight-asian="normal" style:font-style-complex="normal" style:font-weight-complex="normal"/>
    </style:style>
    <style:style style:name="P66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tyle="normal" fo:font-weight="normal" officeooo:rsid="007c8a3c" officeooo:paragraph-rsid="007c8a3c" style:font-style-asian="normal" style:font-weight-asian="normal" style:font-style-complex="normal" style:font-weight-complex="normal"/>
    </style:style>
    <style:style style:name="P67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ef22a" officeooo:paragraph-rsid="007ef22a" style:font-style-asian="normal" style:font-weight-asian="normal" style:font-style-complex="normal" style:font-weight-complex="normal"/>
    </style:style>
    <style:style style:name="P68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tyle="normal" fo:font-weight="normal" officeooo:rsid="00813ddd" officeooo:paragraph-rsid="00813ddd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style:font-name="FreeSerif" fo:font-style="normal" fo:font-weight="normal" officeooo:rsid="00831c0a" officeooo:paragraph-rsid="00831c0a" style:font-style-asian="normal" style:font-weight-asian="normal" style:font-style-complex="normal" style:font-weight-complex="normal"/>
    </style:style>
    <style:style style:name="P70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831c0a" officeooo:paragraph-rsid="00831c0a" style:font-style-asian="normal" style:font-weight-asian="normal" style:font-style-complex="normal" style:font-weight-complex="normal"/>
    </style:style>
    <style:style style:name="P71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tyle="normal" fo:font-weight="normal" officeooo:rsid="00831c0a" officeooo:paragraph-rsid="00831c0a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style:font-name="FreeSerif" officeooo:rsid="001f5576" officeooo:paragraph-rsid="005c3983"/>
    </style:style>
    <style:style style:name="P73" style:family="paragraph" style:parent-style-name="Standard">
      <style:text-properties style:font-name="FreeSerif" officeooo:rsid="001e1600" officeooo:paragraph-rsid="001e1600"/>
    </style:style>
    <style:style style:name="P74" style:family="paragraph" style:parent-style-name="Standard">
      <style:paragraph-properties fo:break-before="page"/>
      <style:text-properties style:font-name="FreeSerif" fo:font-size="14pt" fo:font-style="normal" fo:font-weight="bold" officeooo:rsid="00760b10" officeooo:paragraph-rsid="00760b10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text-properties style:font-name="FreeSerif" fo:font-size="14pt" fo:font-style="normal" fo:font-weight="bold" officeooo:rsid="0078151c" officeooo:paragraph-rsid="0078151c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text-properties style:font-name="FreeSerif" fo:font-size="14pt" fo:font-style="normal" fo:font-weight="bold" officeooo:rsid="007c8a3c" officeooo:paragraph-rsid="007c8a3c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text-properties style:font-name="FreeSerif" fo:font-size="14pt" fo:font-style="normal" fo:font-weight="bold" officeooo:rsid="007f6883" officeooo:paragraph-rsid="007f6883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text-properties style:font-name="FreeSerif" fo:font-size="14pt" fo:font-style="normal" fo:font-weight="bold" officeooo:rsid="00831c0a" officeooo:paragraph-rsid="00831c0a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f55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d12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b598" style:font-weight-asian="bold" style:font-weight-complex="bold"/>
    </style:style>
    <style:style style:name="T6" style:family="text">
      <style:text-properties fo:font-weight="bold" officeooo:rsid="00213d12" style:font-weight-asian="bold" style:font-weight-complex="bold"/>
    </style:style>
    <style:style style:name="T7" style:family="text">
      <style:text-properties fo:font-weight="bold" officeooo:rsid="002446ab" style:font-weight-asian="bold" style:font-weight-complex="bold"/>
    </style:style>
    <style:style style:name="T8" style:family="text">
      <style:text-properties fo:font-weight="bold" officeooo:rsid="0037071d" style:font-weight-asian="bold" style:font-weight-complex="bold"/>
    </style:style>
    <style:style style:name="T9" style:family="text">
      <style:text-properties fo:font-weight="bold" officeooo:rsid="00692b0f" style:font-weight-asian="bold" style:font-weight-complex="bold"/>
    </style:style>
    <style:style style:name="T10" style:family="text">
      <style:text-properties fo:font-weight="bold" officeooo:rsid="008d2974" style:font-weight-asian="bold" style:font-weight-complex="bold"/>
    </style:style>
    <style:style style:name="T11" style:family="text">
      <style:text-properties officeooo:rsid="0029c3ea"/>
    </style:style>
    <style:style style:name="T12" style:family="text">
      <style:text-properties officeooo:rsid="003284b0"/>
    </style:style>
    <style:style style:name="T13" style:family="text">
      <style:text-properties officeooo:rsid="0037071d"/>
    </style:style>
    <style:style style:name="T14" style:family="text">
      <style:text-properties officeooo:rsid="00378fb8"/>
    </style:style>
    <style:style style:name="T15" style:family="text">
      <style:text-properties officeooo:rsid="00393510"/>
    </style:style>
    <style:style style:name="T16" style:family="text">
      <style:text-properties officeooo:rsid="0041eb1f"/>
    </style:style>
    <style:style style:name="T17" style:family="text">
      <style:text-properties officeooo:rsid="0043e201"/>
    </style:style>
    <style:style style:name="T18" style:family="text">
      <style:text-properties officeooo:rsid="00471c1f"/>
    </style:style>
    <style:style style:name="T19" style:family="text">
      <style:text-properties officeooo:rsid="0049b250"/>
    </style:style>
    <style:style style:name="T20" style:family="text">
      <style:text-properties officeooo:rsid="004d62c2"/>
    </style:style>
    <style:style style:name="T21" style:family="text">
      <style:text-properties officeooo:rsid="004e3fa0"/>
    </style:style>
    <style:style style:name="T22" style:family="text">
      <style:text-properties officeooo:rsid="0050db8c"/>
    </style:style>
    <style:style style:name="T23" style:family="text">
      <style:text-properties officeooo:rsid="005233f6"/>
    </style:style>
    <style:style style:name="T24" style:family="text">
      <style:text-properties officeooo:rsid="005310c3"/>
    </style:style>
    <style:style style:name="T25" style:family="text">
      <style:text-properties officeooo:rsid="00539485"/>
    </style:style>
    <style:style style:name="T26" style:family="text">
      <style:text-properties officeooo:rsid="005404e7"/>
    </style:style>
    <style:style style:name="T27" style:family="text">
      <style:text-properties officeooo:rsid="0055961d"/>
    </style:style>
    <style:style style:name="T28" style:family="text">
      <style:text-properties officeooo:rsid="0064dead"/>
    </style:style>
    <style:style style:name="T29" style:family="text">
      <style:text-properties officeooo:rsid="0069a752"/>
    </style:style>
    <style:style style:name="T30" style:family="text">
      <style:text-properties officeooo:rsid="006c5c8e"/>
    </style:style>
    <style:style style:name="T31" style:family="text">
      <style:text-properties officeooo:rsid="00761f9c"/>
    </style:style>
    <style:style style:name="T32" style:family="text">
      <style:text-properties officeooo:rsid="0078151c"/>
    </style:style>
    <style:style style:name="T33" style:family="text">
      <style:text-properties officeooo:rsid="007ef22a"/>
    </style:style>
    <style:style style:name="T34" style:family="text">
      <style:text-properties officeooo:rsid="0080c266"/>
    </style:style>
    <style:style style:name="T35" style:family="text">
      <style:text-properties officeooo:rsid="00860d99"/>
    </style:style>
    <style:style style:name="T36" style:family="text">
      <style:text-properties officeooo:rsid="0087d4f2"/>
    </style:style>
    <style:style style:name="T37" style:family="text">
      <style:text-properties officeooo:rsid="0089f443"/>
    </style:style>
    <style:style style:name="T38" style:family="text">
      <style:text-properties officeooo:rsid="008acd4a"/>
    </style:style>
    <style:style style:name="T39" style:family="text">
      <style:text-properties officeooo:rsid="008c17cb"/>
    </style:style>
    <style:style style:name="T40" style:family="text">
      <style:text-properties officeooo:rsid="008d297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8">ES</text:span><text:span text:style-name="T4">:</text:span> <text:span text:style-name="T13">Effective Skill</text:span></text:p>
      <text:p text:style-name="P43"><text:span text:style-name="T8">ES</text:span> = Base Skill + modifiers</text:p>
      <text:list xml:id="list65821354" text:style-name="L1">
        <text:list-item>
          <text:p text:style-name="P49">Modifiers are defied between -9 to +9. <text:s/><text:span text:style-name="T14">Beyond these should be </text:span><text:span text:style-name="T15">an </text:span><text:span text:style-name="T14">automatic fail or success </text:span><text:span text:style-name="T23">unless contested with extreme scores.</text:span></text:p>
        </text:list-item>
        <text:list-item>
          <text:p text:style-name="P50">ES can be thought of as a target number.</text:p>
        </text:list-item>
        <text:list-item>
          <text:p text:style-name="P51">If no Base Skill, then automatic fail or cannot attempt <text:span text:style-name="T24">the action</text:span>.</text:p>
        </text:list-item>
        <text:list-item>
          <text:p text:style-name="P52">Automatic fail if ES is less than 3. <text:s/><text:span text:style-name="T2">Except</text:span> during combat.</text:p>
        </text:list-item>
      </text:list>
      <text:p text:style-name="P44"><text:span text:style-name="T4">Roll</text:span> = sum up 3d6.</text:p>
      <text:p text:style-name="P45"><text:span text:style-name="T4">P1:</text:span> Player 1</text:p>
      <text:p text:style-name="P45"><text:span text:style-name="T4">P2:</text:span> Player 2</text:p>
      <text:p text:style-name="P72"><text:span text:style-name="T2"/></text:p>
      <text:p text:style-name="P73"/>
      <text:p text:style-name="P1">Success Roll</text:p>
      <text:p text:style-name="P28"><text:span text:style-name="T16">1</text:span><text:span text:style-name="T1">) </text:span><text:span text:style-name="T5">Roll</text:span><text:span text:style-name="T4"> &lt;= 4:</text:span> <text:span text:style-name="T3">Critical </text:span><text:span text:style-name="T2">Success.</text:span></text:p>
      <text:p text:style-name="P29"><text:span text:style-name="T16">2</text:span><text:span text:style-name="T1">) </text:span><text:span text:style-name="T5">Roll</text:span><text:span text:style-name="T4"> </text:span><text:span text:style-name="T6">=</text:span><text:span text:style-name="T4">= 1</text:span><text:span text:style-name="T6">8</text:span><text:span text:style-name="T4">:</text:span> <text:span text:style-name="T3">Critical </text:span><text:span text:style-name="T2">Fail.</text:span></text:p>
      <text:p text:style-name="P31"><text:span text:style-name="T16">3</text:span>) <text:span text:style-name="T4">(Roll == 17) and (</text:span><text:span text:style-name="T8">ES</text:span><text:span text:style-name="T4"> &lt;= 15):</text:span> <text:span text:style-name="T2">Critical Fail.</text:span></text:p>
      <text:p text:style-name="P30"><text:span text:style-name="T16">4</text:span>) <text:span text:style-name="T4">Delta = </text:span><text:span text:style-name="T8">ES</text:span><text:span text:style-name="T4"> - </text:span><text:span text:style-name="T5">Roll</text:span></text:p>
      <text:p text:style-name="P31"><text:span text:style-name="T16">5</text:span>) <text:span text:style-name="T4">Delta &gt;= 10:</text:span> <text:span text:style-name="T2">Critical Success.</text:span></text:p>
      <text:p text:style-name="P31"><text:span text:style-name="T16">6</text:span>) <text:span text:style-name="T4">Delta &lt;= -10:</text:span> <text:span text:style-name="T2">Critical Fail.</text:span></text:p>
      <text:p text:style-name="P19"><text:span text:style-name="T16">7</text:span>) <text:span text:style-name="T7">Roll</text:span><text:span text:style-name="T4"> &lt;= </text:span><text:span text:style-name="T8">ES</text:span><text:span text:style-name="T4">:</text:span> <text:span text:style-name="T2">Success.</text:span></text:p>
      <text:p text:style-name="P19"><text:span text:style-name="T16">8</text:span>) <text:span text:style-name="T2">Fail.</text:span></text:p>
      <text:p text:style-name="P20"/>
      <text:p text:style-name="P18"/>
      <text:p text:style-name="P3">Extreme Scores</text:p>
      <text:p text:style-name="P37">If both contestants have <text:span text:style-name="T19">their </text:span>ES &lt;= 6:</text:p>
      <text:p text:style-name="P36"><text:span text:style-name="T22">1</text:span>) <text:span text:style-name="T22">X</text:span> = 10 – <text:span text:style-name="T22">lowest score</text:span></text:p>
      <text:p text:style-name="P36"><text:span text:style-name="T22">2</text:span>) Add <text:span text:style-name="T22">X</text:span> to both contestants’ ES</text:p>
      <text:p text:style-name="P36"><text:span text:style-name="T22">3</text:span>) Roll against their new ES.</text:p>
      <text:p text:style-name="P38">If <text:span text:style-name="T27">both have </text:span>(ES &gt;= 14) and (ES &lt; 20):</text:p>
      <text:p text:style-name="P34">1) X = lowest score <text:span text:style-name="T2">minus</text:span> 10</text:p>
      <text:p text:style-name="P35">2) Reduce both contestants’ ES by X</text:p>
      <text:p text:style-name="P35">3) <text:span text:style-name="T18">Roll against their new ES.</text:span></text:p>
      <text:p text:style-name="P39">If both contestants have their ES &gt; 20:</text:p>
      <text:p text:style-name="P16">1) X = 10 / lowest score</text:p>
      <text:p text:style-name="P17">2) <text:span text:style-name="T21">Lowest ES becomes the value of 10</text:span></text:p>
      <text:p text:style-name="P17"><text:span text:style-name="T21">3) </text:span>Multiply <text:span text:style-name="T20">highest</text:span> ES by X, <text:span text:style-name="T21">round down.</text:span></text:p>
      <text:p text:style-name="P47"><text:span text:style-name="T21">4</text:span>) Roll against their new ES.</text:p>
      <text:p text:style-name="P46"/>
      <text:p text:style-name="P21"/>
      <text:p text:style-name="P2">P<text:span text:style-name="T23">vP</text:span> <text:span text:style-name="T17">(Regular Contest)</text:span></text:p>
      <text:p text:style-name="P9"><text:span text:style-name="T11">1</text:span>) If P1 <text:span text:style-name="T2">critically</text:span> succeeds, P2 <text:span text:style-name="T12">will not roll to avoid the</text:span> hit.</text:p>
      <text:p text:style-name="P12"><text:span text:style-name="T11">2</text:span>) If P1 succeeds, P2 <text:span text:style-name="T2">may</text:span> roll to <text:span text:style-name="T12">a</text:span>void the attack.</text:p>
      <text:p text:style-name="P32">3) If tie, <text:span text:style-name="T23">neither players </text:span><text:span text:style-name="T25">succeed</text:span><text:span text:style-name="T23"> their goals</text:span>.</text:p>
      <text:p text:style-name="P32"/>
      <text:p text:style-name="P10"/>
      <text:p text:style-name="P10"/>
      <text:p text:style-name="P10"/>
      <text:p text:style-name="P10"/>
      <text:p text:style-name="P7">Quick Contest</text:p>
      <text:p text:style-name="P22">1) <text:span text:style-name="T4">P1’s Delta &gt; P2’s Delta:</text:span> P1 succeeds.</text:p>
      <text:p text:style-name="P33"><text:span text:style-name="T26">2</text:span>) If tie, n<text:span text:style-name="T25">either players succeed in their goals</text:span>.</text:p>
      <text:p text:style-name="P13"><text:span text:style-name="T26">3</text:span>) P2 succeeds.</text:p>
      <text:list xml:id="list3732254538" text:style-name="L2">
        <text:list-item>
          <text:p text:style-name="P53">If both Deltas are negative, the less negative is the winner.</text:p>
        </text:list-item>
      </text:list>
      <text:p text:style-name="P8"/>
      <text:p text:style-name="P8"/>
      <text:p text:style-name="P4">The Rule of 20</text:p>
      <text:p text:style-name="P8">If <text:span text:style-name="T38">a player</text:span> have a <text:span text:style-name="T2">basic attribute over 20</text:span>, treat it as 20 <text:span text:style-name="T2">for default purposes</text:span>. For instance, if <text:span text:style-name="T38">he has</text:span> IQ 25, <text:span text:style-name="T38">his</text:span> default Lockpicking skill (IQ-5) is 15 – not 20. No such limit applies to defaults to other skills.</text:p>
      <text:p text:style-name="P8"/>
      <text:p text:style-name="P8"/>
      <text:p text:style-name="P5">The Rule of 16</text:p>
      <text:p text:style-name="P23">1) <text:span text:style-name="T9">If </text:span><text:span text:style-name="T4">Supernatural attack</text:span></text:p>
      <text:p text:style-name="P40">&amp; Offers resistance roll</text:p>
      <text:p text:style-name="P41">&amp; Attacker’s ES &gt; 16</text:p>
      <text:p text:style-name="P41">&amp; Subject is living or sapient:</text:p>
      <text:p text:style-name="P24"><text:span text:style-name="T29">1</text:span>) <text:span text:style-name="T4">If subject’s Will &lt;= 16:</text:span></text:p>
      <text:p text:style-name="P25"><text:tab/><text:tab/>Attacker’s ES = 16.</text:p>
      <text:p text:style-name="P26"><text:span text:style-name="T29">2</text:span>) Attacker’s ES is reduced to subject’s Will <text:span text:style-name="T28">score</text:span>.</text:p>
      <text:p text:style-name="P8"/>
      <text:p text:style-name="P8"/>
      <text:p text:style-name="P6">Attack Roll</text:p>
      <text:p text:style-name="P27">1) ES = Base skill with the weapon + modifiers</text:p>
      <text:p text:style-name="P27">2) Suggested modifiers:</text:p>
      <text:list xml:id="list3157766076" text:style-name="L3">
        <text:list-item>
          <text:p text:style-name="P54">Weapon’s Accuracy <text:span text:style-name="T30">(must used Aim prior)</text:span></text:p>
        </text:list-item>
        <text:list-item>
          <text:p text:style-name="P54">Target’s Size</text:p>
        </text:list-item>
        <text:list-item>
          <text:p text:style-name="P54">Range</text:p>
        </text:list-item>
        <text:list-item>
          <text:p text:style-name="P55">Lighting</text:p>
        </text:list-item>
        <text:list-item>
          <text:p text:style-name="P55">A maneuver like Aim</text:p>
        </text:list-item>
        <text:list-item>
          <text:p text:style-name="P55">An equipment</text:p>
        </text:list-item>
      </text:list>
      <text:p text:style-name="P11"/>
      <text:p text:style-name="P8"/>
      <text:p text:style-name="P8"/>
      <text:p text:style-name="P8"/>
      <text:p text:style-name="P48">Dice Roll</text:p>
      <text:p text:style-name="P8"/>
      <text:p text:style-name="P8"/>
      <text:p text:style-name="P8"/>
      <text:p text:style-name="P14"/>
      <text:p text:style-name="P15"/>
      <text:p text:style-name="P8"/>
      <text:p text:style-name="P74">[Shock]</text:p>
      <text:list xml:id="list2685160070" text:style-name="List_20_1">
        <text:list-item>
          <text:p text:style-name="P61">Apply this tag <text:span text:style-name="T2">after</text:span> player receives damage.</text:p>
        </text:list-item>
        <text:list-item>
          <text:p text:style-name="P63">Penalty is defined by the damage <text:span text:style-name="T32">received</text:span> with a maximum of 4.</text:p>
        </text:list-item>
        <text:list-item>
          <text:p text:style-name="P59"><text:span text:style-name="T31">Penalty reduces</text:span> <text:span text:style-name="T4">DX</text:span> and <text:span text:style-name="T4">IQ</text:span>.</text:p>
        </text:list-item>
        <text:list-item>
          <text:p text:style-name="P59">Active defenses are not affected.</text:p>
        </text:list-item>
        <text:list-item>
          <text:p text:style-name="P59">If <text:span text:style-name="T4">HP &gt;= 20</text:span>, penalty is <text:span text:style-name="T4">one (1) per floor(HP / 10)</text:span> <text:span text:style-name="T34">damages.</text:span></text:p>
        </text:list-item>
        <text:list-item>
          <text:p text:style-name="P59"><text:span text:style-name="T2">Remove</text:span> this tag after the <text:span text:style-name="T39">his</text:span> turn ends.</text:p>
          <text:p text:style-name="P62"><text:span text:style-name="T4"/></text:p>
        </text:list-item>
      </text:list>
      <text:p text:style-name="P58"/>
      <text:p text:style-name="P75">[Reeling]</text:p>
      <text:list xml:id="list210505896179027" text:continue-numbering="true" text:style-name="List_20_1">
        <text:list-item>
          <text:p text:style-name="P64">Apply this tag when <text:span text:style-name="T10">0 &lt; </text:span><text:span text:style-name="T4">currentHP &lt; (HP / 3).</text:span></text:p>
        </text:list-item>
        <text:list-item>
          <text:p text:style-name="P65"><text:span text:style-name="T4">Move</text:span> and <text:span text:style-name="T4">Dodge</text:span> are halved.</text:p>
        </text:list-item>
      </text:list>
      <text:p text:style-name="P58"/>
      <text:p text:style-name="P8"/>
      <text:p text:style-name="P76">[Collapse]</text:p>
      <text:list xml:id="list210506778785267" text:continue-numbering="true" text:style-name="List_20_1">
        <text:list-item>
          <text:p text:style-name="P66">When a player’s <text:span text:style-name="T4">currentHP &lt;= 0</text:span>, roll <text:span text:style-name="T33">test</text:span> <text:span text:style-name="T2">every</text:span> turn until this tag has been applied.</text:p>
        </text:list-item>
        <text:list-item>
          <text:p text:style-name="P67"><text:span text:style-name="T4">Roll vs HT</text:span> <text:span text:style-name="T2">(-1 per full HP)</text:span>; apply this tag on a fail.</text:p>
        </text:list-item>
      </text:list>
      <text:p text:style-name="P8"/>
      <text:p text:style-name="P8"/>
      <text:p text:style-name="P77">[Dying]</text:p>
      <text:list xml:id="list210506550577378" text:continue-numbering="true" text:style-name="List_20_1">
        <text:list-item>
          <text:p text:style-name="P68">When a player’s <text:span text:style-name="T4">currentHP &lt;= -HP</text:span> <text:span text:style-name="T2">and</text:span> have received damage<text:span text:style-name="T35">s</text:span>, immediately roll test.</text:p>
        </text:list-item>
        <text:list-item>
          <text:p text:style-name="P70"><text:span text:style-name="T4">Roll vs HT</text:span> <text:span text:style-name="T2">(-1 per full HP)</text:span>; apply this tag <text:span text:style-name="T36">when</text:span> failing by 1 or 2 points; apply <text:span text:style-name="T4">[Dead]</text:span> tag on a fail.</text:p>
        </text:list-item>
      </text:list>
      <text:p text:style-name="P69"/>
      <text:p text:style-name="P69"/>
      <text:p text:style-name="P78">[Dead]</text:p>
      <text:list xml:id="list210506092115747" text:continue-numbering="true" text:style-name="List_20_1">
        <text:list-item>
          <text:p text:style-name="P71"><text:span text:style-name="T37">When</text:span> <text:span text:style-name="T4">currentHP &lt;= -5xHP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5T16:55:52.823026734</meta:creation-date>
    <dc:date>2022-09-17T21:05:04.966822560</dc:date>
    <meta:editing-duration>PT5H28M23S</meta:editing-duration>
    <meta:editing-cycles>103</meta:editing-cycles>
    <meta:generator>LibreOffice/7.3.5.2$FreeBSD_X86_64 LibreOffice_project/30$Build-2</meta:generator>
    <meta:document-statistic meta:table-count="0" meta:image-count="0" meta:object-count="0" meta:page-count="2" meta:paragraph-count="80" meta:word-count="571" meta:character-count="2788" meta:non-whitespace-character-count="2315"/>
  </office:meta>
</office:document-meta>
</file>